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f667" officeooo:paragraph-rsid="0018f667"/>
    </style:style>
    <style:style style:name="P2" style:family="paragraph" style:parent-style-name="Standard">
      <style:paragraph-properties fo:text-align="end" style:justify-single-word="false"/>
      <style:text-properties fo:language="fr" fo:country="FR" officeooo:rsid="001c09ca" officeooo:paragraph-rsid="001c09ca"/>
    </style:style>
    <style:style style:name="P3" style:family="paragraph" style:parent-style-name="Standard">
      <style:paragraph-properties fo:text-align="start" style:justify-single-word="false"/>
      <style:text-properties officeooo:paragraph-rsid="001c09ca"/>
    </style:style>
    <style:style style:name="P4" style:family="paragraph" style:parent-style-name="Standard">
      <style:paragraph-properties fo:text-align="start" style:justify-single-word="false"/>
      <style:text-properties officeooo:paragraph-rsid="001d6bb5"/>
    </style:style>
    <style:style style:name="P5" style:family="paragraph" style:parent-style-name="Standard">
      <style:paragraph-properties fo:text-align="start" style:justify-single-word="false"/>
      <style:text-properties officeooo:rsid="001c4d5a" officeooo:paragraph-rsid="001d0f60"/>
    </style:style>
    <style:style style:name="P6" style:family="paragraph" style:parent-style-name="Standard">
      <style:paragraph-properties fo:text-align="start" style:justify-single-word="false"/>
      <style:text-properties officeooo:rsid="001c4d5a" officeooo:paragraph-rsid="001d6bb5"/>
    </style:style>
    <style:style style:name="P7" style:family="paragraph" style:parent-style-name="Standard">
      <style:paragraph-properties fo:text-align="start" style:justify-single-word="false"/>
      <style:text-properties officeooo:rsid="001d6bb5" officeooo:paragraph-rsid="001d6bb5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fr" fo:country="FR" officeooo:rsid="001c09ca" officeooo:paragraph-rsid="001c09ca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fr" fo:country="FR" officeooo:rsid="001d0f60" officeooo:paragraph-rsid="001d0f60"/>
    </style:style>
    <style:style style:name="P10" style:family="paragraph" style:parent-style-name="Standard">
      <style:paragraph-properties fo:text-align="start" style:justify-single-word="false"/>
      <style:text-properties style:text-position="0% 100%" fo:language="fr" fo:country="FR" officeooo:rsid="001d6bb5" officeooo:paragraph-rsid="001d6bb5"/>
    </style:style>
    <style:style style:name="P11" style:family="paragraph" style:parent-style-name="Standard">
      <style:text-properties officeooo:rsid="0018f667" officeooo:paragraph-rsid="001e7e48"/>
    </style:style>
    <style:style style:name="P12" style:family="paragraph" style:parent-style-name="Standard">
      <style:paragraph-properties fo:text-align="end" style:justify-single-word="false"/>
      <style:text-properties officeooo:paragraph-rsid="001e7e48"/>
    </style:style>
    <style:style style:name="P13" style:family="paragraph" style:parent-style-name="Standard">
      <style:paragraph-properties fo:text-align="start" style:justify-single-word="false"/>
      <style:text-properties officeooo:paragraph-rsid="001e7e48"/>
    </style:style>
    <style:style style:name="P14" style:family="paragraph" style:parent-style-name="Standard">
      <style:text-properties officeooo:paragraph-rsid="001fa55a"/>
    </style:style>
    <style:style style:name="T1" style:family="text">
      <style:text-properties fo:font-variant="normal" fo:text-transform="none" fo:color="#000000" style:font-name="Helvetica Neue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9pt" fo:letter-spacing="normal" fo:language="fr" fo:country="FR" fo:font-style="normal" fo:font-weight="normal"/>
    </style:style>
    <style:style style:name="T3" style:family="text">
      <style:text-properties fo:font-variant="normal" fo:text-transform="none" fo:color="#000000" style:font-name="Helvetica Neue" fo:font-size="9pt" fo:letter-spacing="normal" fo:language="fr" fo:country="FR" fo:font-style="normal" fo:font-weight="normal" officeooo:rsid="001a102c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1a102c"/>
    </style:style>
    <style:style style:name="T6" style:family="text">
      <style:text-properties fo:language="fr" fo:country="FR" officeooo:rsid="001c09ca"/>
    </style:style>
    <style:style style:name="T7" style:family="text">
      <style:text-properties style:text-position="0% 100%" fo:language="fr" fo:country="FR"/>
    </style:style>
    <style:style style:name="T8" style:family="text">
      <style:text-properties style:text-position="0% 100%" fo:language="fr" fo:country="FR" officeooo:rsid="001c09ca"/>
    </style:style>
    <style:style style:name="T9" style:family="text">
      <style:text-properties style:text-position="0% 100%" fo:language="fr" fo:country="FR" officeooo:rsid="001d0f60"/>
    </style:style>
    <style:style style:name="T10" style:family="text">
      <style:text-properties style:text-position="0% 100%" fo:language="fr" fo:country="FR" officeooo:rsid="001d6bb5"/>
    </style:style>
    <style:style style:name="T11" style:family="text">
      <style:text-properties style:text-position="0% 100%" fo:language="fr" fo:country="FR" officeooo:rsid="001df27d"/>
    </style:style>
    <style:style style:name="T12" style:family="text">
      <style:text-properties style:text-position="sub 58%" fo:language="fr" fo:country="FR" officeooo:rsid="001c0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fiani</text:p>
      <text:p text:style-name="P1">Younousse</text:p>
      <text:p text:style-name="P1">0788461533</text:p>
      <text:p text:style-name="P11"><text:a xlink:type="simple" xlink:href="mailto:soufiani08@live.fr" text:style-name="Internet_20_link" text:visited-style-name="Visited_20_Internet_20_Link"><text:span text:style-name="T4">soufiani08@live.fr</text:span></text:a></text:p>
      <text:p text:style-name="P14"><text:span text:style-name="T5"><text:tab/><text:tab/><text:tab/><text:tab/><text:tab/><text:tab/><text:tab/> <text:s text:c="4"/>SEGULA technologies</text:span></text:p>
      <text:p text:style-name="P14"><text:span text:style-name="T3"><text:tab/><text:tab/><text:tab/><text:tab/><text:tab/><text:tab/><text:tab/> <text:s text:c="4"/></text:span><text:span text:style-name="T2">5 RUE DU PRESIDENT ROOSEVELT</text:span><text:span text:style-name="T4"> </text:span><text:span text:style-name="T1">51100 REIMS </text:span></text:p>
      <text:p text:style-name="P12"><text:span text:style-name="T1"/></text:p>
      <text:p text:style-name="P12"><text:s/></text:p>
      <text:p text:style-name="P13"><text:span text:style-name="T6"><text:tab/><text:tab/><text:tab/><text:tab/><text:tab/><text:tab/><text:tab/> <text:s text:c="4"/>Antibes, le 18/10/2022</text:span></text:p>
      <text:p text:style-name="P2"/>
      <text:p text:style-name="P3"><text:span text:style-name="T8">Objet</text:span><text:span text:style-name="T12"> </text:span><text:span text:style-name="T8">:</text:span><text:span text:style-name="T12"> </text:span><text:span text:style-name="T8">Candidature pour le Stage Ingénieur R&amp;I : Drone - spatialisation autonome</text:span></text:p>
      <text:p text:style-name="P8"/>
      <text:p text:style-name="P8">Madame,Monsieur</text:p>
      <text:p text:style-name="P8"/>
      <text:p text:style-name="P8">Actuellement étudiant en Robotique systèmes autonomes, j’ai l’opportunité de réaliser un stage de 4 semaines chez vous. Mon objectif étant de me professionnaliser dans le métier de l’ingénieur en robotique.</text:p>
      <text:p text:style-name="P8"/>
      <text:p text:style-name="P5"><text:span text:style-name="T7">Votre entreprise à su au <text:s/>fil des années se répandre dans le monde mais aussi dans les différents secteurs. </text:span><text:span text:style-name="T9">Reconnue pour votre réactivité et votre capacité d’adaptation aux évolutions technologiques, c’est avec un immense engouement que je souhaiterais compléter ma formation au sein de vos équipes.</text:span></text:p>
      <text:p text:style-name="P9"/>
      <text:p text:style-name="P6"><text:span text:style-name="T9">Passionné, motivé et réellement curieux,j’ai trouvé dans le secteur de la robotique l’univers parfait reliant mes domaines d’études favoris. Dynamique et impliqué, je cherche maintenant à faire le lien entre l’enseignement théorique reçu en école, et la réalité </text:span><text:span text:style-name="T10">du monde professionnel.</text:span></text:p>
      <text:p text:style-name="P10"/>
      <text:p text:style-name="P4"><text:span text:style-name="T10">C’est au cours de projets scolaire et personnel que j’ai pu développer mes talents de programmation et ma créativité</text:span><text:span text:style-name="T9">, </text:span><text:span text:style-name="T10">j’ai de même découvert mon goût pour le travail en équipe.Ce sont ces qualités, alliés à un désir de travailler avec les meilleurs qui m’encourage </text:span><text:span text:style-name="T11">à</text:span><text:span text:style-name="T10"> </text:span><text:span text:style-name="T11">me mettre à votre service</text:span><text:span text:style-name="T10"> pour ce stage.</text:span></text:p>
      <text:p text:style-name="P10"/>
      <text:p text:style-name="P7"><text:span text:style-name="T10">J</text:span><text:span text:style-name="T7">e me tiens à votre disposition et espère pouvoir vous apporter des informations complémentaires lors d’un entretien. Je vous remercie du soin particulier que vous voudrez apporter à ma candidature et vous prie de croire, madame,monsieur à l’assurance de ma considér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4T17:12:38.164000000</meta:creation-date>
    <dc:date>2022-11-09T06:53:32.810000000</dc:date>
    <meta:editing-duration>PT16H7M36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5" meta:word-count="241" meta:character-count="1630" meta:non-whitespace-character-count="1364"/>
  </office:meta>
</office:document-meta>
</file>